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3.9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dash" draw:stroke-dash="Ultrafine_20_Dashed" svg:stroke-color="#b2b2b2" draw:fill-color="#ffffff" draw:textarea-horizontal-align="justify" draw:textarea-vertical-align="middle" draw:auto-grow-height="false" fo:min-height="5.338cm" fo:min-width="8.00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1.401cm" fo:min-width="7.247cm"/>
    </style:style>
    <style:style style:name="gr7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7.247cm"/>
    </style:style>
    <style:style style:name="gr8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5.215cm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5.977cm"/>
    </style:style>
    <style:style style:name="gr11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svg:stroke-color="#cccccc" draw:fill-color="#ffffff" draw:textarea-horizontal-align="justify" draw:textarea-vertical-align="middle" draw:auto-grow-height="false" fo:min-height="10.164cm" fo:min-width="10.422cm"/>
    </style:style>
    <style:style style:name="gr13" style:family="graphic" style:parent-style-name="standard">
      <style:graphic-properties svg:stroke-color="#cccccc" draw:fill-color="#ffffff" draw:textarea-horizontal-align="justify" draw:textarea-vertical-align="middle" draw:auto-grow-height="false" fo:min-height="1.457cm" fo:min-width="1.476cm"/>
    </style:style>
    <style:style style:name="gr14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svg:stroke-color="#111111" draw:textarea-vertical-align="middle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651cm" svg:x="4.048cm" svg:y="2.524cm">
          <text:p text:style-name="P1">Users</text:p>
          <draw:enhanced-geometry svg:viewBox="0 0 21600 21600" draw:type="rectangle" draw:enhanced-path="M 0 0 L 21600 0 21600 21600 0 21600 0 0 Z N"/>
        </draw:custom-shape>
        <draw:frame draw:style-name="gr2" draw:text-style-name="P4" xml:id="id2" draw:id="id2" draw:layer="layout" svg:width="5.984cm" svg:height="0.878cm" svg:x="10.891cm" svg:y="2.905cm">
          <draw:text-box>
            <text:p text:style-name="P3">http://35.242.237.255/</text:p>
          </draw:text-box>
        </draw:frame>
        <draw:connector draw:style-name="gr3" draw:text-style-name="P5" draw:layer="layout" draw:type="line" svg:x1="8.493cm" svg:y1="3.349cm" svg:x2="10.891cm" svg:y2="3.344cm" draw:start-shape="id1" draw:start-glue-point="1" draw:end-shape="id2" svg:d="M8493 3349l2398-5" svg:viewBox="0 0 2399 6">
          <text:p/>
        </draw:connector>
        <draw:custom-shape draw:style-name="gr4" draw:text-style-name="P2" xml:id="id3" draw:id="id3" draw:layer="layout" svg:width="8.509cm" svg:height="5.588cm" svg:x="2.016cm" svg:y="5.953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27cm" svg:y1="4.175cm" svg:x2="6.27cm" svg:y2="5.953cm" draw:start-shape="id1" draw:start-glue-point="2" draw:end-shape="id3" draw:end-glue-point="0" svg:d="M6270 4175v1778" svg:viewBox="0 0 1 1779">
          <text:p/>
        </draw:connector>
        <draw:custom-shape draw:style-name="gr6" draw:text-style-name="P2" xml:id="id4" draw:id="id4" draw:layer="layout" svg:width="7.747cm" svg:height="1.651cm" svg:x="2.27cm" svg:y="6.461cm">
          <text:p text:style-name="P1">Google Cloud L4 LB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7.747cm" svg:height="1.651cm" svg:x="2.27cm" svg:y="9.255cm">
          <text:p text:style-name="P1">NGINX Ingress 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143cm" svg:y1="8.112cm" svg:x2="6.143cm" svg:y2="9.255cm" draw:start-shape="id4" draw:start-glue-point="2" draw:end-shape="id5" draw:end-glue-point="0" svg:d="M6143 8112v1143" svg:viewBox="0 0 1 1144">
          <text:p/>
        </draw:connector>
        <draw:custom-shape draw:style-name="gr8" draw:text-style-name="P2" xml:id="id6" draw:id="id6" draw:layer="layout" svg:width="5.715cm" svg:height="1.651cm" svg:x="13.446cm" svg:y="9.255cm">
          <text:p text:style-name="P1">Ingress Resourc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0.017cm" svg:y1="10.08cm" svg:x2="13.446cm" svg:y2="10.08cm" draw:start-shape="id5" draw:start-glue-point="1" draw:end-shape="id6" draw:end-glue-point="3" svg:d="M10017 10080h3429" svg:viewBox="0 0 3430 1">
          <text:p/>
        </draw:connector>
        <draw:custom-shape draw:style-name="gr10" draw:text-style-name="P2" xml:id="id7" draw:id="id7" draw:layer="layout" svg:width="6.477cm" svg:height="1.651cm" svg:x="2.143cm" svg:y="13.7cm">
          <text:p text:style-name="P1">Ingress default backend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6.27cm" svg:y1="11.541cm" svg:x2="5.381cm" svg:y2="13.7cm" draw:start-shape="id3" draw:start-glue-point="2" draw:end-shape="id7" draw:end-glue-point="0" svg:d="M6270 11541v1079h-889v1080" svg:viewBox="0 0 890 2160">
          <text:p/>
        </draw:connector>
        <draw:frame draw:style-name="gr2" draw:text-style-name="P7" draw:layer="layout" svg:width="4.913cm" svg:height="0.878cm" svg:x="1.167cm" svg:y="11.795cm">
          <draw:text-box>
            <text:p text:style-name="P6"><text:span text:style-name="T1">Unmatched traffic</text:span></text:p>
          </draw:text-box>
        </draw:frame>
        <draw:custom-shape draw:style-name="gr12" draw:text-style-name="P2" xml:id="id12" draw:id="id12" draw:layer="layout" svg:width="10.922cm" svg:height="10.414cm" svg:x="8.874cm" svg:y="13.7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66cm" svg:height="0.878cm" svg:x="11.517cm" svg:y="11.668cm">
          <draw:text-box>
            <text:p text:style-name="P3">Requests matching /*</text:p>
          </draw:text-box>
        </draw:frame>
        <draw:custom-shape draw:style-name="gr13" draw:text-style-name="P2" xml:id="id11" draw:id="id11" draw:layer="layout" svg:width="2.794cm" svg:height="2.413cm" svg:x="12.811cm" svg:y="20.812cm">
          <text:p text:style-name="P1">Re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2.794cm" svg:height="2.413cm" svg:x="16.875cm" svg:y="17.891cm">
          <text:p text:style-name="P1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8" draw:id="id8" draw:layer="layout" svg:width="2.794cm" svg:height="2.413cm" svg:x="9.128cm" svg:y="17.891cm">
          <text:p text:style-name="P1">Fl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9" draw:id="id9" draw:layer="layout" svg:width="2.794cm" svg:height="2.413cm" svg:x="12.938cm" svg:y="14.843cm">
          <text:p text:style-name="P1"><text:span text:style-name="T1">N</text:span><text:span text:style-name="T1">G</text:span><text:span text:style-name="T1">I</text:span><text:span text:style-name="T1">N</text:span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525cm" svg:y1="17.891cm" svg:x2="12.938cm" svg:y2="16.05cm" draw:start-shape="id8" draw:start-glue-point="4" draw:end-shape="id9" draw:end-glue-point="6" svg:d="M10525 17891l2413-1841" svg:viewBox="0 0 2414 1842">
          <text:p/>
        </draw:connector>
        <draw:connector draw:style-name="gr14" draw:text-style-name="P9" draw:layer="layout" draw:type="line" svg:x1="15.732cm" svg:y1="16.05cm" svg:x2="18.272cm" svg:y2="17.891cm" draw:start-shape="id9" draw:start-glue-point="10" draw:end-shape="id10" draw:end-glue-point="4" svg:d="M15732 16050l2540 1841" svg:viewBox="0 0 2541 1842">
          <text:p/>
        </draw:connector>
        <draw:connector draw:style-name="gr14" draw:text-style-name="P9" draw:layer="layout" draw:type="line" svg:x1="18.272cm" svg:y1="20.304cm" svg:x2="15.605cm" svg:y2="22.019cm" draw:start-shape="id10" draw:start-glue-point="8" draw:end-shape="id11" draw:end-glue-point="10" svg:d="M18272 20304l-2667 1715" svg:viewBox="0 0 2668 1716">
          <text:p/>
        </draw:connector>
        <draw:connector draw:style-name="gr14" draw:text-style-name="P9" draw:layer="layout" draw:type="line" svg:x1="11.922cm" svg:y1="19.098cm" svg:x2="16.875cm" svg:y2="19.097cm" draw:start-shape="id8" draw:start-glue-point="10" draw:end-shape="id10" svg:d="M11922 19098l4953-1" svg:viewBox="0 0 4954 2">
          <text:p/>
        </draw:connector>
        <draw:frame draw:style-name="gr2" draw:text-style-name="P11" draw:layer="layout" svg:width="3.292cm" svg:height="0.645cm" svg:x="8.952cm" svg:y="16.113cm">
          <draw:text-box>
            <text:p text:style-name="P10"><text:span text:style-name="T2">uwsgi://flask:5000</text:span></text:p>
          </draw:text-box>
        </draw:frame>
        <draw:frame draw:style-name="gr2" draw:text-style-name="P11" draw:layer="layout" svg:width="2.72cm" svg:height="0.645cm" svg:x="12.938cm" svg:y="18.262cm">
          <draw:text-box>
            <text:p text:style-name="P10"><text:span text:style-name="T2">http://api:7000</text:span></text:p>
          </draw:text-box>
        </draw:frame>
        <draw:frame draw:style-name="gr2" draw:text-style-name="P11" draw:layer="layout" svg:width="3.034cm" svg:height="0.645cm" svg:x="16.494cm" svg:y="15.986cm">
          <draw:text-box>
            <text:p text:style-name="P10"><text:span text:style-name="T2">uwsgi://</text:span><text:span text:style-name="T2">api:6000</text:span></text:p>
          </draw:text-box>
        </draw:frame>
        <draw:frame draw:style-name="gr2" draw:text-style-name="P11" draw:layer="layout" svg:width="3.017cm" svg:height="0.645cm" svg:x="16.525cm" svg:y="21.193cm">
          <draw:text-box>
            <text:p text:style-name="P10"><text:span text:style-name="T2">http://redis:6379</text:span></text:p>
          </draw:text-box>
        </draw:frame>
        <draw:connector draw:style-name="gr11" draw:text-style-name="P9" draw:layer="layout" draw:type="line" svg:x1="14.335cm" svg:y1="13.7cm" svg:x2="14.335cm" svg:y2="14.843cm" draw:start-shape="id12" draw:start-glue-point="0" draw:end-shape="id9" draw:end-glue-point="4" svg:d="M14335 13700v1143" svg:viewBox="0 0 1 1144">
          <text:p/>
        </draw:connector>
        <draw:connector draw:style-name="gr15" draw:text-style-name="P12" draw:layer="layout" svg:x1="6.27cm" svg:y1="11.541cm" svg:x2="14.335cm" svg:y2="13.7cm" draw:start-shape="id3" draw:start-glue-point="2" draw:end-shape="id12" draw:end-glue-point="0" svg:d="M6270 11541v1080h8065v1079" svg:viewBox="0 0 8066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1:15:06.726809847</meta:creation-date>
    <dc:date>2018-11-05T11:52:42.164133287</dc:date>
    <meta:editing-duration>PT6M38S</meta:editing-duration>
    <meta:editing-cycles>2</meta:editing-cycles>
    <meta:generator>LibreOffice/6.1.2.1$Linux_X86_64 LibreOffice_project/10$Build-1</meta:generator>
    <meta:document-statistic meta:object-count="29"/>
  </office:meta>
</office:document-meta>
</file>